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24b7" officeooo:paragraph-rsid="000724b7"/>
    </style:style>
    <style:style style:name="P2" style:family="paragraph" style:parent-style-name="Standard">
      <style:paragraph-properties fo:text-align="center" style:justify-single-word="false"/>
      <style:text-properties officeooo:rsid="000724b7" officeooo:paragraph-rsid="000724b7"/>
    </style:style>
    <style:style style:name="P3" style:family="paragraph" style:parent-style-name="Standard">
      <style:text-properties officeooo:rsid="000724b7" officeooo:paragraph-rsid="0018791f"/>
    </style:style>
    <style:style style:name="P4" style:family="paragraph" style:parent-style-name="Standard">
      <style:text-properties fo:font-style="italic" officeooo:rsid="000724b7" officeooo:paragraph-rsid="000724b7" style:font-style-asian="italic" style:font-style-complex="italic"/>
    </style:style>
    <style:style style:name="P5" style:family="paragraph" style:parent-style-name="Standard">
      <style:text-properties officeooo:rsid="0008fa00" officeooo:paragraph-rsid="0008fa00"/>
    </style:style>
    <style:style style:name="P6" style:family="paragraph" style:parent-style-name="Standard">
      <style:text-properties officeooo:rsid="000abc7c" officeooo:paragraph-rsid="000abc7c"/>
    </style:style>
    <style:style style:name="P7" style:family="paragraph" style:parent-style-name="Standard">
      <style:paragraph-properties fo:break-before="page"/>
      <style:text-properties officeooo:rsid="000abc7c" officeooo:paragraph-rsid="000abc7c"/>
    </style:style>
    <style:style style:name="P8" style:family="paragraph" style:parent-style-name="Standard">
      <style:text-properties officeooo:rsid="000abc7c" officeooo:paragraph-rsid="001cf5cf"/>
    </style:style>
    <style:style style:name="P9" style:family="paragraph" style:parent-style-name="Standard">
      <style:text-properties officeooo:rsid="000abc7c" officeooo:paragraph-rsid="0021fb8f"/>
    </style:style>
    <style:style style:name="P10" style:family="paragraph" style:parent-style-name="Standard">
      <style:text-properties officeooo:rsid="000cbb85" officeooo:paragraph-rsid="000cbb85"/>
    </style:style>
    <style:style style:name="P11" style:family="paragraph" style:parent-style-name="Standard">
      <style:text-properties officeooo:rsid="000ded50" officeooo:paragraph-rsid="000ded50"/>
    </style:style>
    <style:style style:name="P12" style:family="paragraph" style:parent-style-name="Standard">
      <style:text-properties officeooo:rsid="000f5829" officeooo:paragraph-rsid="000f5829"/>
    </style:style>
    <style:style style:name="P13" style:family="paragraph" style:parent-style-name="Standard">
      <style:text-properties officeooo:rsid="00111463" officeooo:paragraph-rsid="00111463"/>
    </style:style>
    <style:style style:name="P14" style:family="paragraph" style:parent-style-name="Standard">
      <style:text-properties officeooo:rsid="0012b70d" officeooo:paragraph-rsid="0012b70d"/>
    </style:style>
    <style:style style:name="P15" style:family="paragraph" style:parent-style-name="Standard">
      <style:text-properties officeooo:rsid="0012d1a6" officeooo:paragraph-rsid="0012d1a6"/>
    </style:style>
    <style:style style:name="P16" style:family="paragraph" style:parent-style-name="Standard">
      <style:text-properties officeooo:rsid="0013da20" officeooo:paragraph-rsid="0013da20"/>
    </style:style>
    <style:style style:name="P17" style:family="paragraph" style:parent-style-name="Standard">
      <style:text-properties officeooo:rsid="0013da20" officeooo:paragraph-rsid="00149f0a"/>
    </style:style>
    <style:style style:name="P18" style:family="paragraph" style:parent-style-name="Standard">
      <style:text-properties officeooo:rsid="0013da20" officeooo:paragraph-rsid="0014bf1f"/>
    </style:style>
    <style:style style:name="P19" style:family="paragraph" style:parent-style-name="Standard">
      <style:text-properties officeooo:rsid="0013da20" officeooo:paragraph-rsid="00159bc7"/>
    </style:style>
    <style:style style:name="P20" style:family="paragraph" style:parent-style-name="Standard">
      <style:text-properties officeooo:rsid="00159bc7" officeooo:paragraph-rsid="00159bc7"/>
    </style:style>
    <style:style style:name="P21" style:family="paragraph" style:parent-style-name="Standard">
      <style:text-properties officeooo:rsid="0018791f" officeooo:paragraph-rsid="0018791f"/>
    </style:style>
    <style:style style:name="P22" style:family="paragraph" style:parent-style-name="Standard">
      <style:text-properties officeooo:rsid="0021fb8f" officeooo:paragraph-rsid="0021fb8f"/>
    </style:style>
    <style:style style:name="P23" style:family="paragraph" style:parent-style-name="Standard">
      <style:text-properties officeooo:rsid="0022ed5e" officeooo:paragraph-rsid="0022ed5e"/>
    </style:style>
    <style:style style:name="P24" style:family="paragraph" style:parent-style-name="Standard">
      <style:text-properties officeooo:rsid="00237fcf" officeooo:paragraph-rsid="00237fcf"/>
    </style:style>
    <style:style style:name="P25" style:family="paragraph" style:parent-style-name="Heading_20_3">
      <style:paragraph-properties fo:break-before="page"/>
    </style:style>
    <style:style style:name="P26" style:family="paragraph" style:parent-style-name="Standard">
      <style:text-properties officeooo:rsid="0012d1a6" officeooo:paragraph-rsid="0012d1a6"/>
    </style:style>
    <style:style style:name="P27" style:family="paragraph" style:parent-style-name="Standard">
      <style:text-properties officeooo:rsid="0021fb8f" officeooo:paragraph-rsid="0021fb8f"/>
    </style:style>
    <style:style style:name="P28" style:family="paragraph" style:parent-style-name="Standard">
      <style:text-properties officeooo:rsid="000abc7c" officeooo:paragraph-rsid="0021fb8f"/>
    </style:style>
    <style:style style:name="P29" style:family="paragraph" style:parent-style-name="Standard">
      <style:text-properties officeooo:rsid="000abc7c" officeooo:paragraph-rsid="000abc7c"/>
    </style:style>
    <style:style style:name="P30" style:family="paragraph" style:parent-style-name="Standard">
      <style:text-properties officeooo:rsid="000abc7c" officeooo:paragraph-rsid="00238790"/>
    </style:style>
    <style:style style:name="P31" style:family="paragraph" style:parent-style-name="Standard">
      <style:text-properties officeooo:rsid="00238790" officeooo:paragraph-rsid="00238790"/>
    </style:style>
    <style:style style:name="P32" style:family="paragraph" style:parent-style-name="Standard" style:list-style-name="L1">
      <style:text-properties officeooo:rsid="00238790" officeooo:paragraph-rsid="00238790"/>
    </style:style>
    <style:style style:name="P33" style:family="paragraph" style:parent-style-name="Standard">
      <style:text-properties officeooo:rsid="000f5829" officeooo:paragraph-rsid="00238790"/>
    </style:style>
    <style:style style:name="P34" style:family="paragraph" style:parent-style-name="Standard">
      <style:text-properties officeooo:paragraph-rsid="0023b571"/>
    </style:style>
    <style:style style:name="P35" style:family="paragraph" style:parent-style-name="Standard" style:list-style-name="L2">
      <style:text-properties officeooo:paragraph-rsid="0023b571"/>
    </style:style>
    <style:style style:name="P36" style:family="paragraph" style:parent-style-name="Standard">
      <style:text-properties officeooo:rsid="0023b571" officeooo:paragraph-rsid="0023b571"/>
    </style:style>
    <style:style style:name="T1" style:family="text">
      <style:text-properties officeooo:rsid="000724b7"/>
    </style:style>
    <style:style style:name="T2" style:family="text">
      <style:text-properties officeooo:rsid="00086df4"/>
    </style:style>
    <style:style style:name="T3" style:family="text">
      <style:text-properties officeooo:rsid="0008fa00"/>
    </style:style>
    <style:style style:name="T4" style:family="text">
      <style:text-properties officeooo:rsid="000cbb85"/>
    </style:style>
    <style:style style:name="T5" style:family="text">
      <style:text-properties officeooo:rsid="000ded50"/>
    </style:style>
    <style:style style:name="T6" style:family="text">
      <style:text-properties officeooo:rsid="000f5829"/>
    </style:style>
    <style:style style:name="T7" style:family="text">
      <style:text-properties officeooo:rsid="00111463"/>
    </style:style>
    <style:style style:name="T8" style:family="text">
      <style:text-properties officeooo:rsid="00119b77"/>
    </style:style>
    <style:style style:name="T9" style:family="text">
      <style:text-properties officeooo:rsid="0012b70d"/>
    </style:style>
    <style:style style:name="T10" style:family="text">
      <style:text-properties officeooo:rsid="0012d1a6"/>
    </style:style>
    <style:style style:name="T11" style:family="text">
      <style:text-properties officeooo:rsid="00149f0a"/>
    </style:style>
    <style:style style:name="T12" style:family="text">
      <style:text-properties officeooo:rsid="0014bf1f"/>
    </style:style>
    <style:style style:name="T13" style:family="text">
      <style:text-properties officeooo:rsid="00159bc7"/>
    </style:style>
    <style:style style:name="T14" style:family="text">
      <style:text-properties officeooo:rsid="00175705"/>
    </style:style>
    <style:style style:name="T15" style:family="text">
      <style:text-properties officeooo:rsid="0018791f"/>
    </style:style>
    <style:style style:name="T16" style:family="text">
      <style:text-properties style:text-position="sub 58%" officeooo:rsid="0018791f"/>
    </style:style>
    <style:style style:name="T17" style:family="text">
      <style:text-properties style:text-position="0% 100%"/>
    </style:style>
    <style:style style:name="T18" style:family="text">
      <style:text-properties style:text-position="0% 100%" officeooo:rsid="0018791f"/>
    </style:style>
    <style:style style:name="T19" style:family="text">
      <style:text-properties style:text-position="0% 100%" officeooo:rsid="00086df4"/>
    </style:style>
    <style:style style:name="T20" style:family="text">
      <style:text-properties officeooo:rsid="0018a1ec"/>
    </style:style>
    <style:style style:name="T21" style:family="text">
      <style:text-properties officeooo:rsid="001a2748"/>
    </style:style>
    <style:style style:name="T22" style:family="text">
      <style:text-properties officeooo:rsid="001b9340"/>
    </style:style>
    <style:style style:name="T23" style:family="text">
      <style:text-properties officeooo:rsid="001cf5cf"/>
    </style:style>
    <style:style style:name="T24" style:family="text">
      <style:text-properties officeooo:rsid="001d7fa6"/>
    </style:style>
    <style:style style:name="T25" style:family="text">
      <style:text-properties officeooo:rsid="001ed332"/>
    </style:style>
    <style:style style:name="T26" style:family="text">
      <style:text-properties officeooo:rsid="002003ec"/>
    </style:style>
    <style:style style:name="T27" style:family="text">
      <style:text-properties officeooo:rsid="0021fb8f"/>
    </style:style>
    <style:style style:name="T28" style:family="text">
      <style:text-properties officeooo:rsid="0022ed5e"/>
    </style:style>
    <style:style style:name="T29" style:family="text">
      <style:text-properties fo:font-size="10pt" style:font-size-asian="10pt" style:font-size-complex="10pt"/>
    </style:style>
    <style:style style:name="T30" style:family="text">
      <style:text-properties style:text-position="super 58%"/>
    </style:style>
    <style:style style:name="T31" style:family="text">
      <style:text-properties style:text-position="super 58%" officeooo:rsid="0012d1a6"/>
    </style:style>
    <style:style style:name="T32" style:family="text">
      <style:text-properties officeooo:rsid="00237fcf"/>
    </style:style>
    <style:style style:name="T33" style:family="text">
      <style:text-properties officeooo:rsid="00238790"/>
    </style:style>
    <style:style style:name="T34" style:family="text">
      <style:text-properties officeooo:rsid="0023b57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Natural Univalent </text:span>Calculus</text:p>
      <text:p text:style-name="P2">by Sven Nilsen, 2022</text:p>
      <text:p text:style-name="P1"/>
      <text:p text:style-name="P4">In this paper I introduce a calculus of <text:span text:style-name="T15">closed </text:span>natural numbers where equality equals univalence.</text:p>
      <text:p text:style-name="P1"/>
      <text:p text:style-name="P1">The Natural Univalent Calculus is given by the following functions <text:span text:style-name="T3">and </text:span><text:span text:style-name="T28">an initial </text:span><text:span text:style-name="T3">object </text:span><text:span text:style-name="T28">`0`</text:span>:</text:p>
      <text:p text:style-name="P1"/>
      <text:p text:style-name="P1"><text:tab/>add : ℕ<text:span text:style-name="T16">c</text:span> × ℕ<text:span text:style-name="T16">c</text:span> → <text:span text:style-name="T17">ℕ</text:span><text:span text:style-name="T16">c</text:span><text:span text:style-name="T18"><text:tab/><text:tab/><text:tab/></text:span><text:span text:style-name="T17">mul</text:span> : ℕ<text:span text:style-name="T16">c</text:span> × ℕ<text:span text:style-name="T16">c</text:span> → ℕ<text:span text:style-name="T16">c</text:span></text:p>
      <text:p text:style-name="P3"><text:tab/><text:span text:style-name="T2">even : ℕ</text:span><text:span text:style-name="T16">c</text:span><text:span text:style-name="T2"> → </text:span><text:span text:style-name="T19">ℕ</text:span><text:span text:style-name="T16">c</text:span><text:span text:style-name="T18"><text:tab/><text:tab/><text:tab/><text:tab/>comp</text:span><text:span text:style-name="T15"> : <text:s/></text:span><text:span text:style-name="T2">ℕ</text:span><text:span text:style-name="T16">c</text:span><text:span text:style-name="T2"> → ℕ</text:span><text:span text:style-name="T16">c</text:span></text:p>
      <text:p text:style-name="P5"><text:tab/><text:tab/><text:tab/><text:tab/>0 : <text:span text:style-name="T2">ℕ</text:span><text:span text:style-name="T16">c</text:span></text:p>
      <text:p text:style-name="P1"/>
      <text:p text:style-name="P23">The symbol `<text:span text:style-name="T1">ℕ</text:span><text:span text:style-name="T16">c</text:span>` means closed natural numbers<text:span text:style-name="T30"><text:reference-ref text:reference-format="text" text:ref-name="closed natural numbers">[1]</text:reference-ref></text:span>.</text:p>
      <text:p text:style-name="P10">The function `even` returns `1` if the input is even and `0` otherwise.</text:p>
      <text:p text:style-name="P21">The function `comp` inverts every bit in the binary form of the closed natural number.</text:p>
      <text:p text:style-name="P15">The only way to construct `1` is by `even(0)`, since `add(0, 0) = 0, mul(0, 0) = 0, <text:span text:style-name="T20">comp(0) = 0</text:span>`.</text:p>
      <text:p text:style-name="P15">This means the only way to create involutions<text:span text:style-name="T30"><text:reference-ref text:reference-format="text" text:ref-name="involution">[2]</text:reference-ref></text:span> is through `even`.</text:p>
      <text:p text:style-name="P1"/>
      <text:p text:style-name="P12">Natural Univalent Calculus is special because it is impossible to construct total equality.</text:p>
      <text:p text:style-name="P12">This is because the only way to “read” <text:span text:style-name="T7">the information back from computations is through `even`.</text:span></text:p>
      <text:p text:style-name="P13">For `add` and `mul`, the output is <text:span text:style-name="T28">always</text:span> greater or equal compared to any input. <text:span text:style-name="T9">This means `even` controls both folding backs and involution in the calculus.</text:span></text:p>
      <text:p text:style-name="P13"/>
      <text:p text:style-name="P15">To tell that `x == x`, requires knowing that each bit of one argument is equal to the corresponding bit in the other argument. This can only be proved by applying `even` over and over using some algorithm. Thus, the algorithm that checks for equality must halt in order to make sense.</text:p>
      <text:p text:style-name="P13"/>
      <text:p text:style-name="P13"><text:span text:style-name="T8">As a consequence</text:span>, `x == x` can not terminate in general, <text:span text:style-name="T8">only for finitely constructed natural numbers.</text:span><text:span text:style-name="T10"> </text:span><text:span text:style-name="T8">This means that there must exist some expression in Natural Univalent Calculus that expresses the number. However, `x != y` will </text:span><text:span text:style-name="T9">halt eventually.</text:span></text:p>
      <text:p text:style-name="P14"/>
      <text:p text:style-name="P14">One can imagine having higher cardinalities of time<text:span text:style-name="T30"><text:reference-ref text:reference-format="text" text:ref-name="hypercomputation">[3]</text:reference-ref></text:span>. The same relation holds: `x == x` will never terminate, even when including hypertasks, but `x != y` will halt eventually.</text:p>
      <text:p text:style-name="P14"/>
      <text:p text:style-name="P14">This halting property of Natural Univalent Calculus means that one can tell `x == x` <text:span text:style-name="T10">by using a meta-algorithm deciding whether the program will halt or not. Since the halting problem is undecidable</text:span><text:span text:style-name="T31"><text:reference-ref text:reference-format="text" text:ref-name="halting problem">[4]</text:reference-ref></text:span><text:span text:style-name="T10">, it is not possible to create a universal algorithm that computes `x == x`.</text:span></text:p>
      <text:p text:style-name="P14"/>
      <text:p text:style-name="P16">Symbolic Distinction<text:span text:style-name="T30"><text:reference-ref text:reference-format="text" text:ref-name="symbolic distinction">[5]</text:reference-ref></text:span> is an <text:span text:style-name="T13">partial binary operator</text:span> that halts when the inputs are symbolic distinct, but does not halt otherwise. In the Path Semantical model of Symbolic Distinction in IPL<text:span text:style-name="T30"><text:reference-ref text:reference-format="text" text:ref-name="prop">[6]</text:reference-ref></text:span>, one can prove that Symbolic Distinction equals Univalence<text:span text:style-name="T30"><text:reference-ref text:reference-format="text" text:ref-name="univalence axiom">[7]</text:reference-ref></text:span>:</text:p>
      <text:p text:style-name="P16"/>
      <text:p text:style-name="P18">∴<text:tab/><text:span text:style-name="T11">eqq </text:span><text:span text:style-name="T12">== univ</text:span></text:p>
      <text:p text:style-name="P19">∴<text:tab/><text:span text:style-name="T13">eq_eq_q</text:span><text:span text:style-name="T11"> </text:span><text:span text:style-name="T12">== univ<text:tab/><text:tab/><text:tab/></text:span><text:span text:style-name="T13">by `</text:span><text:span text:style-name="T11">eqq &lt;</text:span><text:span text:style-name="T13">=&gt; eq_eq_q`</text:span></text:p>
      <text:p text:style-name="P19">∴<text:tab/><text:span text:style-name="T13">univ</text:span><text:span text:style-name="T11"> </text:span><text:span text:style-name="T12">== univ<text:tab/><text:tab/><text:tab/><text:tab/></text:span><text:span text:style-name="T13">by `eq_eq_q &lt;=&gt; univ`</text:span></text:p>
      <text:p text:style-name="P19">∴<text:tab/><text:span text:style-name="T13">true</text:span></text:p>
      <text:p text:style-name="P16"/>
      <text:p text:style-name="P19">∵<text:tab/><text:span text:style-name="T11">eqq &lt;</text:span><text:span text:style-name="T13">=&gt; eq_eq_q</text:span><text:tab/><text:tab/><text:tab/><text:span text:style-name="T11">Symbolic distinction, </text:span><text:span text:style-name="T14">equals</text:span><text:span text:style-name="T13">, equality equal to quality</text:span></text:p>
      <text:p text:style-name="P19">∵<text:tab/><text:span text:style-name="T13">eq_eq_q &lt;=&gt; univ<text:tab/><text:tab/><text:tab/>Equality </text:span><text:span text:style-name="T14">equal to quality,</text:span><text:span text:style-name="T13"> equals, univalence</text:span></text:p>
      <text:p text:style-name="P17"/>
      <text:p text:style-name="P20">Therefore, equality in Natural Univalent Calculus equals univalence.</text:p>
      <text:p text:style-name="P7">Some useful functions and objects:</text:p>
      <text:p text:style-name="P6"/>
      <text:p text:style-name="P6"><text:tab/>1 := even(0)</text:p>
      <text:p text:style-name="P6"><text:tab/>inc := \(x) = add(x, 1)</text:p>
      <text:p text:style-name="P6"><text:tab/>not := even</text:p>
      <text:p text:style-name="P6"><text:tab/>id := \(x) = x</text:p>
      <text:p text:style-name="P6"><text:tab/><text:span text:style-name="T4">eqb := </text:span><text:span text:style-name="T6">even . add</text:span></text:p>
      <text:p text:style-name="P6"><text:tab/><text:span text:style-name="T4">and := mul</text:span></text:p>
      <text:p text:style-name="P6"><text:tab/><text:span text:style-name="T4">or := \(x, y) = not(and(not(x), not(y)))</text:span></text:p>
      <text:p text:style-name="P6"><text:tab/><text:span text:style-name="T5">imply := \(x, y) = or(not(x), y)</text:span></text:p>
      <text:p text:style-name="P6"><text:tab/><text:span text:style-name="T6">nand := even . mul</text:span></text:p>
      <text:p text:style-name="P33"><text:tab/>if := \(x, y<text:span text:style-name="T21">) = \(c)</text:span> = add(mul(c, x), mul(not(c), y))</text:p>
      <text:p text:style-name="P31"><text:tab/>sub := \(x, y) = add(x, comp(y))</text:p>
      <text:p text:style-name="P12"><text:tab/><text:span text:style-name="T20">is_non_zero := \(x) = if(even(add(comp(x), 1)), </text:span><text:span text:style-name="T21">1)(</text:span><text:span text:style-name="T20">even(x))</text:span></text:p>
      <text:p text:style-name="P30"><text:tab/><text:span text:style-name="T21">is_zero := not . is_non_zero</text:span></text:p>
      <text:p text:style-name="P31"><text:tab/>eq := \(x, y) = is_zero(sub(x, y))</text:p>
      <text:p text:style-name="P31"/>
      <text:p text:style-name="P8"><text:tab/><text:span text:style-name="T21">is_ge_two := \(x) = and(even(x), is_non_zero(x))</text:span></text:p>
      <text:p text:style-name="P8"><text:tab/><text:span text:style-name="T22">is_lt_two := </text:span><text:span text:style-name="T23">not . is_ge_two</text:span></text:p>
      <text:p text:style-name="P6"><text:tab/><text:span text:style-name="T21">is_one := \(x) = </text:span><text:span text:style-name="T22">not(or(even(x), is_ge_two(x))</text:span></text:p>
      <text:p text:style-name="P6"><text:tab/><text:span text:style-name="T23">is_ge_three := \(x) = and(not(even(x)), is_ge_two(x))</text:span></text:p>
      <text:p text:style-name="P6"><text:tab/><text:span text:style-name="T23">is_lt_three := not . is_ge_three</text:span></text:p>
      <text:p text:style-name="P6"><text:tab/><text:span text:style-name="T24">is_two := \(x) = not(or(is_lt_two, is_ge_three))</text:span></text:p>
      <text:p text:style-name="P6"><text:tab/><text:span text:style-name="T24">is_ge_four := \(x) = and(even(x), is_ge_three(x))</text:span></text:p>
      <text:p text:style-name="P6"><text:tab/><text:span text:style-name="T24">is_lt_four := not . is_ge_four</text:span></text:p>
      <text:p text:style-name="P6"><text:tab/><text:span text:style-name="T24">is_three := \(x) = not(or(is_lt_three, is_ge_four))</text:span></text:p>
      <text:p text:style-name="P6"><text:tab/><text:span text:style-name="T25">is_ge_five := \(x) = and(not(even(x)), is_ge_four(x))</text:span></text:p>
      <text:p text:style-name="P6"><text:tab/><text:span text:style-name="T25">is_lt_five := not . is_ge_five</text:span></text:p>
      <text:p text:style-name="P6"><text:tab/><text:span text:style-name="T25">is_four := \(x) = not(or(is_lt_four, is_ge_five))</text:span></text:p>
      <text:p text:style-name="P6"><text:tab/><text:span text:style-name="T26">sub4 := \(x) = if(if(3, 0)(is_two(x)), if(2, 1)(is_one(x)))(is_ge_two(x))</text:span></text:p>
      <text:p text:style-name="P9"><text:tab/><text:span text:style-name="T27">eq4 := \(x, y) = or(</text:span></text:p>
      <text:p text:style-name="P22"><text:tab/><text:tab/>or(eqb(is_zero(x), is_zero(y)), eqb(is_one(x), is_one(y))),</text:p>
      <text:p text:style-name="P9"><text:tab/><text:tab/><text:span text:style-name="T27">or(eqb(is_two(x), is_two(y)), eqb(is_three(x), is_three(y)))</text:span></text:p>
      <text:p text:style-name="P9"><text:tab/><text:span text:style-name="T27">)</text:span></text:p>
      <text:p text:style-name="P6"/>
      <text:p text:style-name="P22">For any finite set of <text:span text:style-name="T34">closed </text:span>natural numbers, one can define substraction and equality. However, for infinite sets of natural numbers, this is not possible, because it can not terminate for all inputs. In particular, it is impossible to prove `x == x` for <text:span text:style-name="T32">all</text:span> natural number<text:span text:style-name="T32">s</text:span> `x`.</text:p>
      <text:p text:style-name="P22"/>
      <text:p text:style-name="P34"><text:span text:style-name="T33">The `comp` function </text:span><text:span text:style-name="T34">has the same halting property as `x == x`:</text:span></text:p>
      <text:p text:style-name="P34"/>
      <text:list xml:id="list4014290233" text:style-name="L2">
        <text:list-item>
          <text:p text:style-name="P35"><text:span text:style-name="T33">If `x </text:span><text:span text:style-name="T34">== x</text:span><text:span text:style-name="T33">` </text:span><text:span text:style-name="T34">halts</text:span><text:span text:style-name="T33">, then `comp(x)` halts</text:span></text:p>
        </text:list-item>
      </text:list>
      <text:list xml:id="list2551976887" text:style-name="L1">
        <text:list-item>
          <text:p text:style-name="P32">If `x <text:span text:style-name="T34">== x` does not halt, then `comp(x)` does not halt</text:span></text:p>
        </text:list-item>
      </text:list>
      <text:p text:style-name="P6"/>
      <text:p text:style-name="P36">It is impossible to prove `x == x` without using the `comp` function.</text:p>
      <text:p text:style-name="P6"/>
      <text:p text:style-name="P11">Some useful normal paths<text:span text:style-name="T30"><text:reference-ref text:reference-format="text" text:ref-name="normal paths">[8]</text:reference-ref></text:span>:</text:p>
      <text:p text:style-name="P6"/>
      <text:p text:style-name="P6"><text:tab/><text:span text:style-name="T5">add[even] =&gt; eqb</text:span></text:p>
      <text:p text:style-name="P6"><text:tab/><text:span text:style-name="T5">mul[even] =&gt; or</text:span></text:p>
      <text:p text:style-name="P6"><text:tab/><text:span text:style-name="T5">and[not] =&gt; or</text:span></text:p>
      <text:p text:style-name="P6"><text:tab/><text:span text:style-name="T5">or[not] =&gt; and</text:span></text:p>
      <text:h text:style-name="P25" text:outline-level="3">References:</text:h>
      <text:p text:style-name="P22"/>
      <text:p text:style-name="P23"><text:reference-mark-start text:name="closed natural numbers"/>[1]<text:reference-mark-end text:name="closed natural numbers"/><text:tab/>“Closed Natural Numbers”</text:p>
      <text:p text:style-name="P23"><text:tab/>Sven Nilsen, 2020</text:p>
      <text:p text:style-name="P23"><text:tab/><text:a xlink:type="simple" xlink:href="https://github.com/advancedresearch/path_semantics/blob/master/papers-wip/closed-natural-numbers.pdf" text:style-name="Internet_20_link" text:visited-style-name="Visited_20_Internet_20_Link"><text:span text:style-name="T29">https://github.com/advancedresearch/path_semantics/blob/master/papers-wip/closed-natural-numbers.pdf</text:span></text:a></text:p>
      <text:p text:style-name="P23"/>
      <text:p text:style-name="P23"><text:reference-mark-start text:name="involution"/>[2]<text:reference-mark-end text:name="involution"/><text:tab/>“Involution (mathematics)”</text:p>
      <text:p text:style-name="P23"><text:tab/>Wikipedia</text:p>
      <text:p text:style-name="P23"><text:tab/><text:a xlink:type="simple" xlink:href="https://en.wikipedia.org/wiki/Involution_(mathematics" text:style-name="Internet_20_link" text:visited-style-name="Visited_20_Internet_20_Link"><text:span text:style-name="T29">https://en.wikipedia.org/wiki/Involution_(mathematics</text:span></text:a><text:span text:style-name="T29">)</text:span></text:p>
      <text:p text:style-name="P23"/>
      <text:p text:style-name="P23"><text:reference-mark-start text:name="hypercomputation"/>[3]<text:reference-mark-end text:name="hypercomputation"/><text:tab/>“Hypercomputation”</text:p>
      <text:p text:style-name="P23"><text:tab/>Wikipedia</text:p>
      <text:p text:style-name="P23"><text:tab/><text:a xlink:type="simple" xlink:href="https://en.wikipedia.org/wiki/Hypercomputation" text:style-name="Internet_20_link" text:visited-style-name="Visited_20_Internet_20_Link"><text:span text:style-name="T29">https://en.wikipedia.org/wiki/Hypercomputation</text:span></text:a></text:p>
      <text:p text:style-name="P23"/>
      <text:p text:style-name="P23"><text:reference-mark-start text:name="halting problem"/>[4]<text:reference-mark-end text:name="halting problem"/><text:tab/>“Halting problem”</text:p>
      <text:p text:style-name="P23"><text:tab/>Wikipedia</text:p>
      <text:p text:style-name="P23"><text:tab/><text:a xlink:type="simple" xlink:href="https://en.wikipedia.org/wiki/Halting_problem" text:style-name="Internet_20_link" text:visited-style-name="Visited_20_Internet_20_Link"><text:span text:style-name="T29">https://en.wikipedia.org/wiki/Halting_problem</text:span></text:a></text:p>
      <text:p text:style-name="P23"/>
      <text:p text:style-name="P23"><text:reference-mark-start text:name="symbolic distinction"/>[5]<text:reference-mark-end text:name="symbolic distinction"/><text:tab/>“Symbolic Distinction”</text:p>
      <text:p text:style-name="P23"><text:tab/>Sven Nilsen, 2021</text:p>
      <text:p text:style-name="P23"><text:tab/><text:a xlink:type="simple" xlink:href="https://github.com/advancedresearch/path_semantics/blob/master/papers-wip2/symbolic-distinction.pdf" text:style-name="Internet_20_link" text:visited-style-name="Visited_20_Internet_20_Link"><text:span text:style-name="T29">https://github.com/advancedresearch/path_semantics/blob/master/papers-wip2/symbolic-distinction.pdf</text:span></text:a></text:p>
      <text:p text:style-name="P23"/>
      <text:p text:style-name="P24"><text:reference-mark-start text:name="prop"/>[6]<text:reference-mark-end text:name="prop"/><text:tab/>“Prop”</text:p>
      <text:p text:style-name="P24"><text:tab/>AdvancedResearch – Propositional logic with types in Rust</text:p>
      <text:p text:style-name="P24"><text:tab/><text:a xlink:type="simple" xlink:href="https://github.com/advancedresearch/prop" text:style-name="Internet_20_link" text:visited-style-name="Visited_20_Internet_20_Link"><text:span text:style-name="T29">https://github.com/advancedresearch/prop</text:span></text:a></text:p>
      <text:p text:style-name="P24"/>
      <text:p text:style-name="P24"><text:reference-mark-start text:name="univalence axiom"/>[7]<text:reference-mark-end text:name="univalence axiom"/><text:tab/>“univalence axiom”</text:p>
      <text:p text:style-name="P24"><text:tab/>nLab</text:p>
      <text:p text:style-name="P24"><text:tab/><text:a xlink:type="simple" xlink:href="https://ncatlab.org/nlab/show/univalence+axiom" text:style-name="Internet_20_link" text:visited-style-name="Visited_20_Internet_20_Link"><text:span text:style-name="T29">https://ncatlab.org/nlab/show/univalence+axiom</text:span></text:a></text:p>
      <text:p text:style-name="P24"/>
      <text:p text:style-name="P24"><text:reference-mark-start text:name="normal paths"/>[8]<text:reference-mark-end text:name="normal paths"/><text:tab/>“Normal Paths”</text:p>
      <text:p text:style-name="P24"><text:tab/>Sven Nilsen, 2019</text:p>
      <text:p text:style-name="P24"><text:tab/><text:a xlink:type="simple" xlink:href="https://github.com/advancedresearch/path_semantics/blob/master/papers-wip/normal-paths.pdf" text:style-name="Internet_20_link" text:visited-style-name="Visited_20_Internet_20_Link"><text:span text:style-name="T29">https://github.com/advancedresearch/path_semantics/blob/master/papers-wip/normal-paths.pdf</text:span></text:a></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7T09:01:04.303631308</meta:creation-date>
    <dc:date>2022-02-07T16:12:55.762395989</dc:date>
    <meta:editing-duration>PT14M53S</meta:editing-duration>
    <meta:editing-cycles>2</meta:editing-cycles>
    <meta:generator>LibreOffice/7.2.2.2$MacOSX_X86_64 LibreOffice_project/02b2acce88a210515b4a5bb2e46cbfb63fe97d56</meta:generator>
    <meta:document-statistic meta:table-count="0" meta:image-count="0" meta:object-count="0" meta:page-count="3" meta:paragraph-count="94" meta:word-count="784" meta:character-count="5228" meta:non-whitespace-character-count="4465"/>
  </office:meta>
</office:document-meta>
</file>